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Over ons<text:s/></text:span></text:p>
      <text:p text:style-name="Standaard"/>
      <text:p text:style-name="Standaard">De Efteling is een Nederlands attractiepark dat ook als recreatiepark dienst doet. Het park is gelegen in Kaatsheuvel (N.Br.).</text:p>
      <text:p text:style-name="Standaard">Aanvankelijk was het park ingericht voor ouders met kinderen tot 12 jaar. Inmiddels is het park uitgegroeid tot een themapark voor alle leeftijden.</text:p>
      <text:p text:style-name="Standaard">In de loop der tijd zijn er diverse attracties bijgekomen.</text:p>
      <text:p text:style-name="Standaard">De Efteling is geopend op 11 mei 1951. Midden jaren dertig is op en rond de huidige locatie een <text:s/>sport- en wandelpark ontstaan. Van daaruit is er meer bijgebouwd tot uiteindelijk de Efteling is ontstaan. Zo ontstond in 1952 bijvoorbeeld het ‘Sprookjesbos’.</text:p>
      <text:p text:style-name="Standaard">Qua oppervlakte is het een van de grootste parken van de Benelux.</text:p>
      <text:p text:style-name="Standaard">Het park is via openbaar en eigen vervoer te bereiken, er is zelfs een aansluiting op de weg N261.</text:p>
      <text:p text:style-name="Standaard">Aanvankelijk waren veel attracties gebaseerd op het werk van de Nederlandse tekenaar Anton Pieck.</text:p>
      <text:p text:style-name="Standaard">Werk van hem is te herkennen aan kleuren welke door hem zijn gebruikt in ontwerpen van hem: groen, rood en okergeel. Een eis welke door hem werd gesteld was dat attracties van ‘echte’ bouwmaterialen werden gebouwd zoals hout en steen – en niet van karton!</text:p>
      <text:p text:style-name="Standaard">Mede vanwege (buitenlandse) concurrentie is het park uitgebreid van themapark naar attractiepark. Het park omvat nu ook een theater, hotels en vakantieparken.</text:p>
      <text:p text:style-name="Standaard">Inmiddels heeft de Efteling diverse (gerenommeerde) binnen- en buitenlandse prijzen gewonnen.</text:p>
      <text:p text:style-name="Standaard"/>
      <text:p text:style-name="Standaard"/>
      <text:p text:style-name="Standaard"><text:a xlink:href="https://www.efteling.com" office:target-frame-name="_top" xlink:show="replace"><text:span text:style-name="Hyperlink">https://www.efteling.com</text:span></text:a>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0-02T08:55:00Z</meta:creation-date>
    <dc:date>2022-10-04T06:33:00Z</dc:date>
    <meta:template xlink:href="Normal" xlink:type="simple"/>
    <meta:editing-cycles>2</meta:editing-cycles>
    <meta:editing-duration>PT120S</meta:editing-duration>
    <meta:document-statistic meta:page-count="1" meta:paragraph-count="2" meta:word-count="222" meta:character-count="1442" meta:row-count="10" meta:non-whitespace-character-count="1222"/>
  </office:meta>
</office:document-meta>
</file>